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imHei" svg:font-family="SimHei"/>
    <style:font-face style:name="Source Code Pro" svg:font-family="'Source Code Pro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Nimbus Mono L" officeooo:rsid="00360026" officeooo:paragraph-rsid="00360026" style:font-name-asian="Nimbus Mono L"/>
    </style:style>
    <style:style style:name="P2" style:family="paragraph" style:parent-style-name="Preformatted_20_Text">
      <style:text-properties style:font-name="Nimbus Mono L" officeooo:rsid="00360026" officeooo:paragraph-rsid="001f7c43" style:font-name-asian="Nimbus Mono L"/>
    </style:style>
    <style:style style:name="P3" style:family="paragraph" style:parent-style-name="Preformatted_20_Text">
      <style:text-properties style:font-name="Nimbus Mono L" officeooo:rsid="00360026" officeooo:paragraph-rsid="00423a82" style:font-name-asian="Nimbus Mono L"/>
    </style:style>
    <style:style style:name="P4" style:family="paragraph" style:parent-style-name="Preformatted_20_Text">
      <style:text-properties style:font-name="Nimbus Mono L" officeooo:rsid="00360026" officeooo:paragraph-rsid="0047f17e" style:font-name-asian="Nimbus Mono L"/>
    </style:style>
    <style:style style:name="P5" style:family="paragraph" style:parent-style-name="Preformatted_20_Text">
      <style:text-properties style:font-name="Nimbus Mono L" officeooo:rsid="00360026" officeooo:paragraph-rsid="0050aafc" style:font-name-asian="Nimbus Mono L"/>
    </style:style>
    <style:style style:name="P6" style:family="paragraph" style:parent-style-name="Preformatted_20_Text">
      <style:text-properties style:font-name="Nimbus Mono L" officeooo:rsid="00360026" officeooo:paragraph-rsid="0065ab52" style:font-name-asian="Nimbus Mono L"/>
    </style:style>
    <style:style style:name="P7" style:family="paragraph" style:parent-style-name="Preformatted_20_Text">
      <style:text-properties style:font-name="Nimbus Mono L" officeooo:rsid="00360026" officeooo:paragraph-rsid="0068b9fd" style:font-name-asian="Nimbus Mono L"/>
    </style:style>
    <style:style style:name="P8" style:family="paragraph" style:parent-style-name="Preformatted_20_Text">
      <style:text-properties style:font-name="Nimbus Mono L" officeooo:rsid="00360026" officeooo:paragraph-rsid="006ead59" style:font-name-asian="Nimbus Mono L"/>
    </style:style>
    <style:style style:name="P9" style:family="paragraph" style:parent-style-name="Preformatted_20_Text">
      <style:text-properties style:font-name="Nimbus Mono L" officeooo:rsid="00360026" officeooo:paragraph-rsid="00740849" style:font-name-asian="Nimbus Mono L"/>
    </style:style>
    <style:style style:name="P10" style:family="paragraph" style:parent-style-name="Preformatted_20_Text">
      <style:text-properties style:font-name="Nimbus Mono L" officeooo:rsid="00360026" officeooo:paragraph-rsid="006c4b1b" style:font-name-asian="Nimbus Mono L"/>
    </style:style>
    <style:style style:name="P11" style:family="paragraph" style:parent-style-name="Preformatted_20_Text">
      <style:text-properties style:font-name="Nimbus Mono L" officeooo:rsid="00360026" officeooo:paragraph-rsid="008511ec" style:font-name-asian="Nimbus Mono L"/>
    </style:style>
    <style:style style:name="P12" style:family="paragraph" style:parent-style-name="Preformatted_20_Text">
      <style:text-properties style:font-name="Nimbus Mono L" officeooo:rsid="00360026" officeooo:paragraph-rsid="0086b704" style:font-name-asian="Nimbus Mono L"/>
    </style:style>
    <style:style style:name="P13" style:family="paragraph" style:parent-style-name="Preformatted_20_Text">
      <style:text-properties style:font-name="Nimbus Mono L" officeooo:rsid="00360026" officeooo:paragraph-rsid="0087f6b1" style:font-name-asian="Nimbus Mono L"/>
    </style:style>
    <style:style style:name="P14" style:family="paragraph" style:parent-style-name="Preformatted_20_Text">
      <style:text-properties style:font-name="Nimbus Mono L" officeooo:rsid="00360026" officeooo:paragraph-rsid="00897953" style:font-name-asian="Nimbus Mono L"/>
    </style:style>
    <style:style style:name="P15" style:family="paragraph" style:parent-style-name="Preformatted_20_Text">
      <style:text-properties style:font-name="Nimbus Mono L" officeooo:rsid="00360026" officeooo:paragraph-rsid="008a89fa" style:font-name-asian="Nimbus Mono L"/>
    </style:style>
    <style:style style:name="P16" style:family="paragraph" style:parent-style-name="Preformatted_20_Text">
      <style:text-properties officeooo:paragraph-rsid="00889ab8"/>
    </style:style>
    <style:style style:name="P17" style:family="paragraph" style:parent-style-name="Preformatted_20_Text">
      <style:text-properties officeooo:paragraph-rsid="008a89fa"/>
    </style:style>
    <style:style style:name="P18" style:family="paragraph" style:parent-style-name="Preformatted_20_Text">
      <style:text-properties fo:color="#008000" style:font-name="Nimbus Mono L" fo:font-size="11.3000001907349pt" fo:font-weight="bold" officeooo:rsid="00360026" officeooo:paragraph-rsid="00889ab8" style:font-name-asian="Nimbus Mono L" style:font-size-asian="10pt" style:font-size-complex="10pt"/>
    </style:style>
    <style:style style:name="P19" style:family="paragraph" style:parent-style-name="Standard">
      <style:text-properties style:font-name="Nimbus Mono L" officeooo:rsid="00360026" officeooo:paragraph-rsid="00a827b9" style:font-name-asian="Nimbus Mono L"/>
    </style:style>
    <style:style style:name="P20" style:family="paragraph" style:parent-style-name="Standard">
      <style:text-properties style:font-name="Nimbus Mono L" officeooo:rsid="00360026" officeooo:paragraph-rsid="00a9e4d5" style:font-name-asian="Nimbus Mono L"/>
    </style:style>
    <style:style style:name="P21" style:family="paragraph" style:parent-style-name="Standard">
      <style:text-properties style:font-name="Nimbus Mono L" officeooo:rsid="00360026" officeooo:paragraph-rsid="00aa7ee3" style:font-name-asian="Nimbus Mono L"/>
    </style:style>
    <style:style style:name="P22" style:family="paragraph" style:parent-style-name="Standard">
      <style:text-properties officeooo:paragraph-rsid="00aa7ee3" style:font-name-asian="Nimbus Mono L"/>
    </style:style>
    <style:style style:name="P23" style:family="paragraph" style:parent-style-name="Preformatted_20_Text">
      <style:text-properties style:font-name="Nimbus Mono L" officeooo:rsid="00360026" officeooo:paragraph-rsid="0086b704" style:font-name-asian="Nimbus Mono L"/>
    </style:style>
    <style:style style:name="P24" style:family="paragraph" style:parent-style-name="Preformatted_20_Text">
      <style:text-properties style:font-name="Nimbus Mono L" officeooo:rsid="00360026" officeooo:paragraph-rsid="00a827b9" style:font-name-asian="Nimbus Mono L"/>
    </style:style>
    <style:style style:name="P25" style:family="paragraph" style:parent-style-name="Preformatted_20_Text">
      <style:text-properties style:font-name="Nimbus Mono L" officeooo:rsid="00360026" officeooo:paragraph-rsid="00a9e4d5" style:font-name-asian="Nimbus Mono L"/>
    </style:style>
    <style:style style:name="P26" style:family="paragraph" style:parent-style-name="Preformatted_20_Text">
      <style:text-properties style:font-name="Nimbus Mono L" officeooo:rsid="00360026" officeooo:paragraph-rsid="00897953" style:font-name-asian="Nimbus Mono L"/>
    </style:style>
    <style:style style:name="P27" style:family="paragraph" style:parent-style-name="Preformatted_20_Text">
      <style:text-properties style:font-name="Nimbus Mono L" officeooo:rsid="00360026" officeooo:paragraph-rsid="008a89fa" style:font-name-asian="Nimbus Mono L"/>
    </style:style>
    <style:style style:name="P28" style:family="paragraph" style:parent-style-name="Preformatted_20_Text">
      <style:text-properties style:font-name="Nimbus Mono L" officeooo:rsid="00360026" officeooo:paragraph-rsid="006c4b1b" style:font-name-asian="Nimbus Mono L"/>
    </style:style>
    <style:style style:name="P29" style:family="paragraph" style:parent-style-name="Preformatted_20_Text">
      <style:text-properties style:font-name="Nimbus Mono L" officeooo:rsid="00360026" officeooo:paragraph-rsid="00aa7ee3" style:font-name-asian="Nimbus Mono L"/>
    </style:style>
    <style:style style:name="P30" style:family="paragraph" style:parent-style-name="Preformatted_20_Text">
      <style:text-properties style:font-name="Nimbus Mono L" officeooo:rsid="00360026" officeooo:paragraph-rsid="0087f6b1" style:font-name-asian="Nimbus Mono L"/>
    </style:style>
    <style:style style:name="P31" style:family="paragraph" style:parent-style-name="Preformatted_20_Text">
      <style:text-properties style:font-name="Nimbus Mono L" officeooo:rsid="00360026" officeooo:paragraph-rsid="00abce79" style:font-name-asian="Nimbus Mono L"/>
    </style:style>
    <style:style style:name="P32" style:family="paragraph" style:parent-style-name="Preformatted_20_Text">
      <style:text-properties style:font-name="Nimbus Mono L" officeooo:paragraph-rsid="00abce79"/>
    </style:style>
    <style:style style:name="P33" style:family="paragraph" style:parent-style-name="Preformatted_20_Text">
      <style:text-properties officeooo:paragraph-rsid="00a9e4d5"/>
    </style:style>
    <style:style style:name="P34" style:family="paragraph" style:parent-style-name="Preformatted_20_Text">
      <style:text-properties officeooo:paragraph-rsid="00a9e4d5" style:font-name-asian="Nimbus Mono L"/>
    </style:style>
    <style:style style:name="P35" style:family="paragraph" style:parent-style-name="Preformatted_20_Text">
      <style:text-properties officeooo:paragraph-rsid="00abce79" style:font-name-asian="Nimbus Mono L"/>
    </style:style>
    <style:style style:name="P36" style:family="paragraph" style:parent-style-name="Preformatted_20_Text">
      <style:text-properties fo:color="#008000" style:font-name="Nimbus Mono L" fo:font-size="11.3000001907349pt" fo:font-weight="bold" officeooo:rsid="00360026" officeooo:paragraph-rsid="00889ab8" style:font-name-asian="Nimbus Mono L" style:font-size-asian="10pt" style:font-size-complex="10pt"/>
    </style:style>
    <style:style style:name="P37" style:family="paragraph" style:parent-style-name="Preformatted_20_Text">
      <style:text-properties fo:color="#008000" style:font-name="Nimbus Mono L" fo:font-size="11.3000001907349pt" fo:font-weight="bold" officeooo:rsid="00360026" officeooo:paragraph-rsid="00abce79" style:font-name-asian="Nimbus Mono L" style:font-size-asian="10pt" style:font-size-complex="10pt"/>
    </style:style>
    <style:style style:name="P38" style:family="paragraph" style:parent-style-name="Preformatted_20_Text">
      <style:text-properties fo:color="#008000" officeooo:paragraph-rsid="00abce79" style:font-name-asian="Nimbus Mono L" style:font-size-asian="10pt"/>
    </style:style>
    <style:style style:name="T1" style:family="text">
      <style:text-properties style:font-name="Nimbus Mono L" officeooo:rsid="00360026" style:font-name-asian="Nimbus Mono L"/>
    </style:style>
    <style:style style:name="T2" style:family="text">
      <style:text-properties style:font-name="Nimbus Mono L" officeooo:rsid="00a9e4d5" style:font-name-asian="Nimbus Mono L"/>
    </style:style>
    <style:style style:name="T3" style:family="text">
      <style:text-properties style:font-name="Nimbus Mono L" officeooo:rsid="00a827b9" style:font-name-asian="Nimbus Mono L"/>
    </style:style>
    <style:style style:name="T4" style:family="text">
      <style:text-properties style:font-name="Nimbus Mono L" officeooo:rsid="00360026"/>
    </style:style>
    <style:style style:name="T5" style:family="text">
      <style:text-properties officeooo:rsid="00360026" style:font-name-asian="Nimbus Mono L"/>
    </style:style>
    <style:style style:name="T6" style:family="text">
      <style:text-properties fo:color="#008000" style:font-name="Source Code Pro" fo:font-size="11.3000001907349pt" fo:font-weight="bold" style:font-size-asian="10pt" style:font-size-complex="10pt"/>
    </style:style>
    <style:style style:name="T7" style:family="text">
      <style:text-properties fo:color="#008000" style:font-name="Source Code Pro" fo:font-size="10pt" fo:font-weight="bold" officeooo:rsid="00360026" style:font-name-asian="Nimbus Mono L" style:font-size-asian="10pt" style:font-size-complex="10pt"/>
    </style:style>
    <style:style style:name="T8" style:family="text">
      <style:text-properties fo:color="#008000" style:font-name="Source Code Pro" fo:font-size="10pt" fo:font-weight="bold" officeooo:rsid="00abce79" style:font-name-asian="Nimbus Mono L" style:font-size-asian="10pt" style:font-size-complex="10pt"/>
    </style:style>
    <style:style style:name="T9" style:family="text">
      <style:text-properties fo:color="#008000" fo:font-size="11.3000001907349pt" fo:font-weight="bold" style:font-size-asian="10pt" style:font-size-complex="10pt"/>
    </style:style>
    <style:style style:name="T10" style:family="text">
      <style:text-properties fo:color="#008000" fo:font-size="11.3000001907349pt" fo:font-weight="bold" officeooo:rsid="00abce79" style:font-size-asian="10pt" style:font-size-complex="10pt"/>
    </style:style>
    <style:style style:name="T11" style:family="text">
      <style:text-properties fo:color="#008000" fo:font-size="11.3000001907349pt" fo:font-weight="bold" officeooo:rsid="00360026" style:font-name-asian="Nimbus Mono L" style:font-size-asian="10pt" style:font-size-complex="10pt"/>
    </style:style>
    <style:style style:name="T12" style:family="text">
      <style:text-properties fo:color="#008000" style:font-name="Nimbus Mono L" fo:font-size="11.3000001907349pt" fo:font-weight="bold" officeooo:rsid="00abce79" style:font-size-asian="10pt" style:font-size-complex="10pt"/>
    </style:style>
    <style:style style:name="T13" style:family="text">
      <style:text-properties fo:color="#000000"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T14" style:family="text">
      <style:text-properties officeooo:rsid="00a827b9"/>
    </style:style>
    <style:style style:name="T15" style:family="text">
      <style:text-properties officeooo:rsid="00a9e4d5"/>
    </style:style>
    <style:style style:name="T16" style:family="text">
      <style:text-properties fo:font-variant="normal" fo:text-transform="none" fo:color="#333333" fo:letter-spacing="normal" style:font-name-asian="SimHei" style:font-size-asian="10.5pt" style:font-style-asian="normal" style:font-weight-asian="normal"/>
    </style:style>
    <style:style style:name="T17" style:family="text">
      <style:text-properties fo:font-variant="normal" fo:text-transform="none" fo:color="#333333" fo:letter-spacing="normal" officeooo:rsid="00abce79" style:font-name-asian="SimHei" style:font-size-asian="13.5pt" style:font-style-asian="normal" style:font-weight-asian="normal"/>
    </style:style>
    <style:style style:name="T18" style:family="text">
      <style:text-properties fo:font-variant="normal" fo:text-transform="none" fo:color="#333333" fo:letter-spacing="normal" style:font-size-asian="10.5pt" style:font-style-asian="normal" style:font-weight-asian="normal"/>
    </style:style>
    <style:style style:name="T19" style:family="text">
      <style:text-properties fo:font-variant="normal" fo:text-transform="none" fo:color="#333333" style:font-name="SimHei" fo:font-size="10.5pt" fo:letter-spacing="normal" fo:font-style="normal" fo:font-weight="normal" officeooo:rsid="00a827b9"/>
    </style:style>
    <style:style style:name="T20" style:family="text">
      <style:text-properties fo:font-variant="normal" fo:text-transform="none" fo:color="#333333" style:font-name="Nimbus Mono L" fo:letter-spacing="normal" officeooo:rsid="00a827b9" style:font-name-asian="SimHei" style:font-size-asian="10.5pt" style:font-style-asian="normal" style:font-weight-asian="normal"/>
    </style:style>
    <style:style style:name="T21" style:family="text">
      <style:text-properties fo:font-variant="normal" fo:text-transform="none" fo:color="#333333" style:font-name="Nimbus Mono L" fo:letter-spacing="normal" officeooo:rsid="00360026" style:font-size-asian="10.5pt" style:font-style-asian="normal" style:font-weight-asian="normal"/>
    </style:style>
    <style:style style:name="T22" style:family="text">
      <style:text-properties fo:font-variant="normal" fo:text-transform="none" fo:color="#333333" fo:font-size="10pt" fo:letter-spacing="normal" style:font-name-asian="SimHei" style:font-size-asian="10pt" style:font-style-asian="normal" style:font-size-complex="10pt"/>
    </style:style>
    <style:style style:name="T23" style:family="text">
      <style:text-properties fo:font-variant="normal" fo:text-transform="none" fo:color="#333333" fo:font-size="10pt" fo:letter-spacing="normal" officeooo:rsid="00a9e4d5" style:font-name-asian="SimHei" style:font-size-asian="10pt" style:font-style-asian="normal" style:font-size-complex="10pt"/>
    </style:style>
    <style:style style:name="T24" style:family="text">
      <style:text-properties fo:font-variant="normal" fo:text-transform="none" fo:color="#333333" fo:font-size="10pt" fo:letter-spacing="normal" officeooo:rsid="00abce79" style:font-name-asian="SimHei" style:font-style-asian="normal" style:font-weight-asian="normal" style:font-size-complex="10pt"/>
    </style:style>
    <style:style style:name="T25" style:family="text">
      <style:text-properties fo:font-variant="normal" fo:text-transform="none" fo:color="#333333" fo:font-size="10pt" fo:letter-spacing="normal" officeooo:rsid="00abce79" style:font-name-asian="SimHei" style:font-style-asian="normal" style:font-weight-asian="normal"/>
    </style:style>
    <style:style style:name="T26" style:family="text">
      <style:text-properties fo:font-variant="normal" fo:text-transform="none" fo:letter-spacing="normal" officeooo:rsid="00abce79" style:font-name-asian="SimHei" style:font-style-asian="normal" style:font-weight-asian="normal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宋体" fo:font-size="11pt" fo:letter-spacing="normal" fo:font-style="normal" fo:text-shadow="none" style:text-underline-style="none" fo:font-weight="normal" officeooo:rsid="00a9e4d5" style:font-name-asian="SimHei" style:font-size-asian="11pt" style:font-style-asian="normal" style:font-weight-asian="normal" style:font-size-complex="10pt" style:text-emphasize="none"/>
    </style:style>
    <style:style style:name="T28" style:family="text">
      <style:text-properties fo:font-variant="normal" fo:text-transform="none" fo:color="#008000" fo:font-size="11.3000001907349pt" fo:letter-spacing="normal" fo:font-weight="bold" officeooo:rsid="00abce79" style:font-name-asian="SimHei" style:font-size-asian="10pt" style:font-style-asian="normal" style:font-weight-asian="normal" style:font-size-complex="10pt"/>
    </style:style>
    <style:style style:name="T29" style:family="text">
      <style:text-properties fo:font-variant="normal" fo:text-transform="none" fo:color="#008000" style:font-name="Nimbus Mono L" fo:font-size="11.3000001907349pt" fo:letter-spacing="normal" fo:font-weight="bold" officeooo:rsid="00abce79" style:font-name-asian="SimHei" style:font-size-asian="10pt" style:font-style-asian="normal" style:font-weight-asian="normal" style:font-size-complex="10pt"/>
    </style:style>
    <style:style style:name="T30" style:family="text">
      <style:text-properties fo:font-variant="normal" fo:text-transform="none" style:font-name="Nimbus Mono L" fo:font-size="11.3000001907349pt" fo:letter-spacing="normal" fo:font-weight="bold" officeooo:rsid="00abce79" style:font-name-asian="SimHei" style:font-style-asian="normal" style:font-weight-asian="normal" style:font-size-complex="10pt"/>
    </style:style>
    <style:style style:name="T31" style:family="text">
      <style:text-properties fo:font-variant="normal" fo:text-transform="none" style:font-name="Nimbus Mono L" fo:font-size="11.3000001907349pt" fo:letter-spacing="normal" fo:font-weight="bold" officeooo:rsid="00abce79" style:font-style-asian="normal" style:font-weight-asian="normal" style:font-size-complex="10pt"/>
    </style:style>
    <style:style style:name="T32" style:family="text">
      <style:text-properties officeooo:rsid="00aa7ee3"/>
    </style:style>
    <style:style style:name="T33" style:family="text">
      <style:text-properties officeooo:rsid="00abce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:陈俊豪</text:p>
      <text:p text:style-name="P29">模块名:待办事件（<text:span text:style-name="T14">event</text:span>）</text:p>
      <text:p text:style-name="P11"><text:tab/>导航下拉名_1:待办事件 <text:s text:c="2"/></text:p>
      <text:p text:style-name="P1"><text:tab/><text:tab/>导航名_1:事件</text:p>
      <text:p text:style-name="P24"><text:tab/><text:tab/><text:tab/>功能名字_1:列表 <text:s/>功能类型:网格 <text:s text:c="4"/><text:bookmark-start text:name="__DdeLink__322_1993098745"/><text:span text:style-name="T14">event</text:span><text:bookmark-end text:name="__DdeLink__322_1993098745"/><text:span text:style-name="T14">/v1/list</text:span></text:p>
      <text:p text:style-name="P1"><text:tab/><text:tab/><text:tab/><text:tab/>字段名称_1:项目名称</text:p>
      <text:p text:style-name="P1"><text:tab/><text:tab/><text:tab/><text:tab/>字段名称_2:事件内容</text:p>
      <text:p text:style-name="P1"><text:tab/><text:tab/><text:tab/><text:tab/>字段名称_3:事件获取时间</text:p>
      <text:p text:style-name="P1"><text:tab/><text:tab/><text:tab/><text:tab/>字段名称_4:要求处理时间</text:p>
      <text:p text:style-name="P5"><text:tab/><text:tab/><text:tab/><text:tab/><text:bookmark-start text:name="__DdeLink__3422_1088778203"/>字段名称_5:<text:bookmark-end text:name="__DdeLink__3422_1088778203"/>处理人</text:p>
      <text:p text:style-name="P7"><text:tab/><text:tab/><text:tab/><text:tab/>字段名称_6:所属地区</text:p>
      <text:p text:style-name="P10"><text:tab/><text:tab/><text:tab/><text:tab/>字段名称_7:所属项目组/部门</text:p>
      <text:p text:style-name="P10"><text:tab/><text:tab/><text:tab/><text:tab/>字段名称_8:所属模块</text:p>
      <text:p text:style-name="P10"><text:tab/><text:tab/><text:tab/><text:tab/>字段名称_9:岗位名称</text:p>
      <text:p text:style-name="P10"><text:tab/><text:tab/><text:tab/><text:tab/>字段名称_10:权限</text:p>
      <text:p text:style-name="P10"><text:tab/><text:tab/><text:tab/><text:tab/>字段名称_11:优先级</text:p>
      <text:p text:style-name="P10"><text:tab/><text:tab/><text:tab/><text:tab/>字段名称_12:提醒间隔时间</text:p>
      <text:p text:style-name="P10"><text:tab/><text:tab/><text:tab/><text:tab/>字段名称_13:实际处理完成时间</text:p>
      <text:p text:style-name="P10"><text:tab/><text:tab/><text:tab/><text:tab/>字段名称_14:事件处理状态</text:p>
      <text:p text:style-name="P29"><text:tab/><text:tab/><text:tab/><text:tab/><text:bookmark-start text:name="__DdeLink__319_1993098745"/>字段名称_15:颜色 <text:s/>（该字段用于设置该条记录的背景颜色）<text:bookmark-end text:name="__DdeLink__319_1993098745"/></text:p>
      <text:p text:style-name="P10"/>
      <text:p text:style-name="P34"><text:span text:style-name="T4"><text:tab/><text:tab/><text:tab/>功能2：</text:span><text:span text:style-name="T22">通过日历查看待办事件 <text:s text:c="4"/></text:span><text:span text:style-name="T23">event/v1/findByMonth</text:span></text:p>
      <text:p text:style-name="P33"><text:span text:style-name="T23"><text:tab/><text:tab/><text:tab/><text:tab/>使用</text:span><text:span text:style-name="T27">FullCalendar插件</text:span></text:p>
      <text:p text:style-name="P20"/>
      <text:p text:style-name="P21"><text:tab/><text:tab/><text:tab/>功能3：搜索 <text:s text:c="2"/><text:span text:style-name="T32">event/v1/list</text:span></text:p>
      <text:p text:style-name="P20"><text:tab/><text:tab/><text:tab/><text:tab/>日期 <text:s/>（年月日） <text:s/>非必填</text:p>
      <text:p text:style-name="P21"><text:tab/><text:tab/><text:tab/><text:tab/>分类 <text:s text:c="2"/>非必填</text:p>
      <text:p text:style-name="P22"><text:span text:style-name="T4"><text:tab/><text:tab/><text:tab/><text:tab/></text:span><text:span text:style-name="T16">处理情况 <text:s text:c="3"/></text:span><text:span text:style-name="T21">非必填</text:span></text:p>
      <text:p text:style-name="P10"/>
      <text:p text:style-name="P19"><text:tab/><text:tab/>导航名_2:所有人事件 <text:s text:c="2"/><text:bookmark-start text:name="__DdeLink__309_1993098745"/><text:span text:style-name="T14">father/v1/list</text:span><text:bookmark-end text:name="__DdeLink__309_1993098745"/></text:p>
      <text:p text:style-name="P12"><text:tab/><text:tab/><text:tab/>功能名字_1:列表 <text:s/>功能类型:网格 <text:s text:c="2"/></text:p>
      <text:p text:style-name="P12"><text:tab/><text:tab/><text:tab/><text:tab/>字段名称_1:项目名称</text:p>
      <text:p text:style-name="P12"><text:tab/><text:tab/><text:tab/><text:tab/>字段名称_2:事件内容</text:p>
      <text:p text:style-name="P12"><text:tab/><text:tab/><text:tab/><text:tab/>字段名称_3:事件获取时间</text:p>
      <text:p text:style-name="P12"><text:tab/><text:tab/><text:tab/><text:tab/>字段名称_4:要求处理时间</text:p>
      <text:p text:style-name="P12"><text:tab/><text:tab/><text:tab/><text:tab/><text:bookmark-start text:name="__DdeLink__3422_10887782031"/>字段名称_5:<text:bookmark-end text:name="__DdeLink__3422_10887782031"/>处理人</text:p>
      <text:p text:style-name="P12"><text:tab/><text:tab/><text:tab/><text:tab/>字段名称_6:所属地区</text:p>
      <text:p text:style-name="P12"><text:tab/><text:tab/><text:tab/><text:tab/>字段名称_7:所属项目组/部门</text:p>
      <text:p text:style-name="P12"><text:tab/><text:tab/><text:tab/><text:tab/>字段名称_8:所属模块</text:p>
      <text:p text:style-name="P12"><text:tab/><text:tab/><text:tab/><text:tab/>字段名称_9:岗位名称</text:p>
      <text:p text:style-name="P12"><text:tab/><text:tab/><text:tab/><text:tab/>字段名称_10:权限</text:p>
      <text:p text:style-name="P12"><text:tab/><text:tab/><text:tab/><text:tab/>字段名称_11:优先级</text:p>
      <text:p text:style-name="P12"><text:tab/><text:tab/><text:tab/><text:tab/>字段名称_12:提醒间隔时间</text:p>
      <text:p text:style-name="P12"><text:tab/><text:tab/><text:tab/><text:tab/>字段名称_13:实际处理完成时间</text:p>
      <text:p text:style-name="P12"><text:tab/><text:tab/><text:tab/><text:tab/>字段名称_14:事件处理状态</text:p>
      <text:p text:style-name="P29"><text:tab/><text:tab/><text:tab/><text:tab/>字段名称_15:颜色 <text:s/>（该字段用于设置该条记录的背景颜色）</text:p>
      <text:p text:style-name="P12"/>
      <text:p text:style-name="P24"><text:tab/><text:tab/><text:tab/>地区，必填，下拉框 <text:s text:c="3"/><text:span text:style-name="T14">father/v1/findArea</text:span></text:p>
      <text:p text:style-name="P24"><text:tab/><text:tab/><text:tab/>年份，数字框，<text:bookmark-start text:name="__DdeLink__276_1993098745"/>非必填<text:bookmark-end text:name="__DdeLink__276_1993098745"/></text:p>
      <text:p text:style-name="P25"><text:tab/><text:tab/><text:tab/>月份，下拉框，非必填 <text:s text:c="3"/><text:span text:style-name="T15">father/v1/allMonths</text:span></text:p>
      <text:p text:style-name="P25"><text:tab/><text:tab/><text:tab/>周数，下拉框，非必填 <text:s text:c="2"/><text:span text:style-name="T15">father/v1/getWeek/{year}/{month}</text:span></text:p>
      <text:p text:style-name="P24"><text:tab/><text:tab/><text:tab/>功能2：总事件汇总 <text:s text:c="2"/>列表 <text:s/><text:span text:style-name="T14">father/v1/zongCount</text:span></text:p>
      <text:p text:style-name="P12"><text:tab/><text:tab/><text:tab/><text:tab/>字段1：地区</text:p>
      <text:p text:style-name="P14"><text:tab/><text:tab/><text:tab/><text:tab/>字段2：查看<text:tab/></text:p>
      <text:p text:style-name="P14"><text:tab/><text:tab/><text:tab/><text:tab/>字段3：分析</text:p>
      <text:p text:style-name="P14"><text:tab/><text:tab/><text:tab/><text:tab/>字段4：核对</text:p>
      <text:p text:style-name="P14"><text:tab/><text:tab/><text:tab/><text:tab/>字段5：确认</text:p>
      <text:p text:style-name="P14"><text:tab/><text:tab/><text:tab/><text:tab/>字段6：审核</text:p>
      <text:p text:style-name="P14"><text:soft-page-break/><text:tab/><text:tab/><text:tab/><text:tab/>字段7：制作</text:p>
      <text:p text:style-name="P14"><text:tab/><text:tab/><text:tab/><text:tab/>字段8：合计</text:p>
      <text:p text:style-name="P14"/>
      <text:p text:style-name="P20"><text:tab/><text:tab/><text:tab/>地区，必填，下拉框 <text:s text:c="3"/><text:span text:style-name="T14">father/v1/findArea</text:span></text:p>
      <text:p text:style-name="P25"><text:tab/><text:tab/><text:tab/>年份，数字框，<text:bookmark-start text:name="__DdeLink__276_19930987451"/>非必填<text:bookmark-end text:name="__DdeLink__276_19930987451"/></text:p>
      <text:p text:style-name="P25"><text:tab/><text:tab/><text:tab/>月份，下拉框，非必填 <text:s text:c="3"/><text:span text:style-name="T15">father/v1/allMonths</text:span></text:p>
      <text:p text:style-name="P25"><text:tab/><text:tab/><text:tab/>周数，下拉框，非必填 <text:s text:c="2"/><text:span text:style-name="T15">father/v1/getWeek/{year}/{month}</text:span></text:p>
      <text:p text:style-name="P25"><text:tab/><text:tab/><text:tab/>功能3：已处理事件汇总 <text:s text:c="2"/>列表 <text:s text:c="2"/><text:span text:style-name="T15">father/v1/haveDealCount</text:span></text:p>
      <text:p text:style-name="P14"><text:tab/><text:tab/><text:tab/><text:tab/>字段1：地区</text:p>
      <text:p text:style-name="P14"><text:tab/><text:tab/><text:tab/><text:tab/>字段2：查看<text:tab/></text:p>
      <text:p text:style-name="P14"><text:tab/><text:tab/><text:tab/><text:tab/>字段3：分析</text:p>
      <text:p text:style-name="P14"><text:tab/><text:tab/><text:tab/><text:tab/>字段4：核对</text:p>
      <text:p text:style-name="P14"><text:tab/><text:tab/><text:tab/><text:tab/>字段5：确认</text:p>
      <text:p text:style-name="P14"><text:tab/><text:tab/><text:tab/><text:tab/>字段6：审核</text:p>
      <text:p text:style-name="P14"><text:tab/><text:tab/><text:tab/><text:tab/>字段7：制作</text:p>
      <text:p text:style-name="P14"><text:tab/><text:tab/><text:tab/><text:tab/>字段8：合计</text:p>
      <text:p text:style-name="P14"/>
      <text:p text:style-name="P14"/>
      <text:p text:style-name="P20"><text:tab/><text:tab/><text:tab/>地区，必填，下拉框 <text:s text:c="3"/><text:span text:style-name="T14">father/v1/findArea</text:span></text:p>
      <text:p text:style-name="P25"><text:tab/><text:tab/><text:tab/>年份，数字框，<text:bookmark-start text:name="__DdeLink__276_199309874511"/>非必填<text:bookmark-end text:name="__DdeLink__276_199309874511"/></text:p>
      <text:p text:style-name="P25"><text:tab/><text:tab/><text:tab/>月份，下拉框，非必填 <text:s text:c="3"/><text:span text:style-name="T15">father/v1/allMonths</text:span></text:p>
      <text:p text:style-name="P25"><text:tab/><text:tab/><text:tab/>周数，下拉框，非必填 <text:s text:c="2"/><text:span text:style-name="T15">father/v1/getWeek/{year}/{month}</text:span></text:p>
      <text:p text:style-name="P25"><text:tab/><text:tab/><text:tab/>功能4：未处理事件汇总 <text:s text:c="2"/>列表 <text:s text:c="2"/><text:span text:style-name="T15">father/v1/noDealCount</text:span></text:p>
      <text:p text:style-name="P14"><text:tab/><text:tab/><text:tab/><text:tab/>字段1：地区</text:p>
      <text:p text:style-name="P14"><text:tab/><text:tab/><text:tab/><text:tab/>字段2：查看<text:tab/></text:p>
      <text:p text:style-name="P14"><text:tab/><text:tab/><text:tab/><text:tab/>字段3：分析</text:p>
      <text:p text:style-name="P14"><text:tab/><text:tab/><text:tab/><text:tab/>字段4：核对</text:p>
      <text:p text:style-name="P14"><text:tab/><text:tab/><text:tab/><text:tab/>字段5：确认</text:p>
      <text:p text:style-name="P14"><text:tab/><text:tab/><text:tab/><text:tab/>字段6：审核</text:p>
      <text:p text:style-name="P14"><text:tab/><text:tab/><text:tab/><text:tab/>字段7：制作</text:p>
      <text:p text:style-name="P14"><text:tab/><text:tab/><text:tab/><text:tab/>字段8：合计</text:p>
      <text:p text:style-name="P12"><text:tab/><text:tab/><text:tab/></text:p>
      <text:p text:style-name="P25"><text:tab/><text:tab/><text:tab/>地区，必填，下拉框 <text:s text:c="3"/><text:span text:style-name="T14">father/v1/findArea</text:span></text:p>
      <text:p text:style-name="P25"><text:tab/><text:tab/><text:tab/>年份，数字框，<text:bookmark-start text:name="__DdeLink__276_1993098745111"/>非必填<text:bookmark-end text:name="__DdeLink__276_1993098745111"/></text:p>
      <text:p text:style-name="P25"><text:tab/><text:tab/><text:tab/>月份，下拉框，非必填 <text:s text:c="3"/><text:span text:style-name="T15">father/v1/allMonths</text:span></text:p>
      <text:p text:style-name="P25"><text:tab/><text:tab/><text:tab/>周数，下拉框，非必填 <text:s text:c="2"/><text:span text:style-name="T15">father/v1/getWeek/{year}/{month}</text:span></text:p>
      <text:p text:style-name="P33"><text:span text:style-name="T1"><text:tab/><text:tab/><text:tab/>功能5：</text:span><text:span text:style-name="T13">逾期未处理</text:span><text:span text:style-name="T1">事件汇总 <text:s text:c="2"/>列表 <text:s text:c="2"/></text:span><text:span text:style-name="T2">father/v1/passNoDealCount</text:span></text:p>
      <text:p text:style-name="P15"><text:tab/><text:tab/><text:tab/><text:tab/>字段1：地区</text:p>
      <text:p text:style-name="P15"><text:tab/><text:tab/><text:tab/><text:tab/>字段2：查看<text:tab/></text:p>
      <text:p text:style-name="P15"><text:tab/><text:tab/><text:tab/><text:tab/>字段3：分析</text:p>
      <text:p text:style-name="P15"><text:tab/><text:tab/><text:tab/><text:tab/>字段4：核对</text:p>
      <text:p text:style-name="P15"><text:tab/><text:tab/><text:tab/><text:tab/>字段5：确认</text:p>
      <text:p text:style-name="P15"><text:tab/><text:tab/><text:tab/><text:tab/>字段6：审核</text:p>
      <text:p text:style-name="P15"><text:tab/><text:tab/><text:tab/><text:tab/>字段7：制作</text:p>
      <text:p text:style-name="P15"><text:tab/><text:tab/><text:tab/><text:tab/>字段8：合计</text:p>
      <text:p text:style-name="P15"/>
      <text:p text:style-name="P33"><text:span text:style-name="T1"><text:tab/><text:tab/><text:tab/></text:span><text:span text:style-name="T16">分类</text:span><text:span text:style-name="T1">，必填，下拉框</text:span><text:span text:style-name="T3">（枚举）</text:span><text:span text:style-name="T19">SEE:</text:span><text:span text:style-name="T20">查看</text:span><text:span text:style-name="T19">,MAKE:</text:span><text:span text:style-name="T20">制作</text:span><text:span text:style-name="T19">,ADUIT:</text:span><text:span text:style-name="T20">审核</text:span><text:span text:style-name="T19">,CONFIRM:</text:span><text:span text:style-name="T20">确认</text:span><text:span text:style-name="T19">,CHECK:<text:tab/><text:tab/><text:tab/></text:span><text:span text:style-name="T20">核对</text:span><text:span text:style-name="T19">,ANALYZE:</text:span><text:span text:style-name="T20">分析</text:span></text:p>
      <text:p text:style-name="P25"><text:tab/><text:tab/><text:tab/>年份，数字框，<text:bookmark-start text:name="__DdeLink__276_19930987451111"/>非必填<text:bookmark-end text:name="__DdeLink__276_19930987451111"/></text:p>
      <text:p text:style-name="P25"><text:tab/><text:tab/><text:tab/>月份，下拉框，非必填 <text:s text:c="3"/><text:span text:style-name="T15">father/v1/allMonths</text:span></text:p>
      <text:p text:style-name="P25"><text:tab/><text:tab/><text:tab/>周数，下拉框，非必填 <text:s text:c="2"/><text:span text:style-name="T15">father/v1/getWeek/{year}/{month}</text:span></text:p>
      <text:p text:style-name="P25"><text:tab/><text:tab/><text:tab/>功能6：按照分类汇总 <text:s text:c="2"/>列表 <text:s text:c="2"/><text:span text:style-name="T15">father/v1/classifyCount</text:span></text:p>
      <text:p text:style-name="P15"><text:tab/><text:tab/><text:tab/><text:tab/>字段1：分类</text:p>
      <text:p text:style-name="P15"><text:tab/><text:tab/><text:tab/><text:tab/>字段2：已处理</text:p>
      <text:p text:style-name="P15"><text:tab/><text:tab/><text:tab/><text:tab/>字段3：未处理</text:p>
      <text:p text:style-name="P17"><text:span text:style-name="T1"><text:tab/><text:tab/><text:tab/><text:tab/>字段4：</text:span><text:span text:style-name="T13">逾期未处理</text:span></text:p>
      <text:p text:style-name="P15"><text:tab/><text:tab/><text:tab/><text:tab/>字段5：处理中</text:p>
      <text:p text:style-name="P15"><text:tab/><text:tab/><text:tab/><text:tab/>字段6：合计</text:p>
      <text:p text:style-name="P15"/>
      <text:p text:style-name="P15"><text:soft-page-break/></text:p>
      <text:p text:style-name="P15"/>
      <text:p text:style-name="P29"><text:tab/><text:tab/><text:tab/>功能7：搜索 <text:s text:c="2"/><text:span text:style-name="T14">father/v1/list</text:span></text:p>
      <text:p text:style-name="P21"><text:tab/><text:tab/><text:tab/><text:tab/>日期 <text:s/>（年月日） <text:s/>非必填</text:p>
      <text:p text:style-name="P21"><text:tab/><text:tab/><text:tab/><text:tab/>分类 <text:s text:c="2"/>非必填</text:p>
      <text:p text:style-name="P29"><text:tab/><text:tab/><text:tab/><text:tab/><text:span text:style-name="T16">处理情况 <text:s text:c="3"/></text:span><text:span text:style-name="T18">非必填</text:span></text:p>
      <text:p text:style-name="P8"/>
      <text:p text:style-name="P5"><text:tab/><text:tab/><text:bookmark-start text:name="__DdeLink__49_1818523325"/>导航名3：提醒间隔时间设置 <text:s text:c="3"/></text:p>
      <text:p text:style-name="P29"><text:tab/><text:tab/><text:tab/>功能名字_1:列表 <text:s/>功能类型:网格 <text:s text:c="6"/><text:span text:style-name="T32">timeset/v1/list（不需要分页）</text:span></text:p>
      <text:p text:style-name="P3"><text:tab/><text:tab/><text:tab/><text:tab/>字段1：所属地区</text:p>
      <text:p text:style-name="P3"><text:tab/><text:tab/><text:tab/><text:tab/>字段2：所属项目组/部门</text:p>
      <text:p text:style-name="P3"><text:tab/><text:tab/><text:tab/><text:tab/>字段3：<text:bookmark-end text:name="__DdeLink__49_1818523325"/><text:bookmark-start text:name="__DdeLink__11309_1293411796"/>所属<text:bookmark-end text:name="__DdeLink__11309_1293411796"/>模块</text:p>
      <text:p text:style-name="P12"><text:tab/><text:tab/><text:tab/><text:tab/><text:bookmark-start text:name="__DdeLink__1116_1415586936"/>字段4：权限<text:bookmark-end text:name="__DdeLink__1116_1415586936"/></text:p>
      <text:p text:style-name="P12"><text:tab/><text:tab/><text:tab/><text:tab/>字段5：提醒间隔时间</text:p>
      <text:p text:style-name="P12"><text:tab/><text:tab/><text:tab/><text:tab/>字段6：设置人</text:p>
      <text:p text:style-name="P13"><text:tab/><text:tab/><text:tab/><text:tab/>字段7：设置时间</text:p>
      <text:p text:style-name="P16"><text:span text:style-name="T1"><text:tab/><text:tab/><text:tab/><text:tab/>字段8：</text:span><text:span text:style-name="T13">上次提醒时间</text:span></text:p>
      <text:p text:style-name="P13"><text:tab/><text:tab/><text:tab/><text:tab/><text:bookmark-start text:name="__DdeLink__312_1993098745"/>字段9：状态<text:bookmark-end text:name="__DdeLink__312_1993098745"/></text:p>
      <text:p text:style-name="P29"><text:tab/><text:tab/><text:tab/><text:tab/>字段10：颜色</text:p>
      <text:p text:style-name="P9"/>
      <text:p text:style-name="P32"><text:span text:style-name="T5"><text:tab/><text:tab/><text:tab/>功能2：编辑 <text:s/></text:span><text:span text:style-name="T7"><text:s/>编辑 <text:s text:c="4"/></text:span><text:span text:style-name="T8">timeset/v1/edit</text:span></text:p>
      <text:p text:style-name="P32"><text:span text:style-name="T7"><text:tab/><text:tab/><text:tab/><text:tab/></text:span><text:bookmark-start text:name="__DdeLink__1141_14155869361"/><text:span text:style-name="T11">字段1：</text:span><text:bookmark-end text:name="__DdeLink__1141_14155869361"/><text:span text:style-name="T11">权限 <text:s text:c="3"/>下拉框（枚举） 必填</text:span></text:p>
      <text:p text:style-name="P13"><text:span text:style-name="T6"><text:tab/><text:tab/><text:tab/><text:tab/></text:span><text:bookmark-start text:name="__DdeLink__1141_1415586936"/><text:bookmark-start text:name="__DdeLink__325_1993098745"/><text:span text:style-name="T9">字段1：间隔类型</text:span><text:bookmark-end text:name="__DdeLink__1141_1415586936"/><text:span text:style-name="T9"> <text:s text:c="3"/>下拉框（天，小时，分） 必填</text:span><text:bookmark-end text:name="__DdeLink__325_1993098745"/></text:p>
      <text:p text:style-name="P18"><text:tab/><text:tab/><text:tab/><text:tab/>字段2：间隔时长 <text:s text:c="4"/>数字框，必填</text:p>
      <text:p text:style-name="P18"><text:tab/><text:tab/><text:tab/><text:tab/><text:bookmark-start text:name="__DdeLink__328_1993098745"/>字段3：设置时间<text:tab/><text:tab/>时间框（时分秒）<text:bookmark-end text:name="__DdeLink__328_1993098745"/> <text:s/>必填</text:p>
      <text:p text:style-name="P37"><text:tab/><text:tab/><text:tab/><text:tab/>字段3：颜色<text:tab/> <text:s text:c="4"/>文本框，必填（传颜色代码）</text:p>
      <text:p text:style-name="P18"/>
      <text:p text:style-name="P31"><text:span text:style-name="T9"><text:tab/><text:tab/><text:tab/></text:span><text:bookmark-start text:name="__DdeLink__1144_1415586936"/><text:span text:style-name="T9">功能3：冻结 <text:s text:c="3"/>选中一条记录，点击冻结按钮</text:span><text:bookmark-end text:name="__DdeLink__1144_1415586936"/><text:span text:style-name="T9"> <text:s/></text:span><text:span text:style-name="T10">timeset/v1/freeze</text:span></text:p>
      <text:p text:style-name="P31"><text:span text:style-name="T10"><text:tab/><text:tab/><text:tab/><text:tab/><text:tab/>设置人，必传</text:span></text:p>
      <text:p text:style-name="P35"><text:span text:style-name="T12"><text:tab/><text:tab/><text:tab/><text:tab/><text:tab/></text:span><text:span text:style-name="T28">权限</text:span><text:span text:style-name="T29">，必传 <text:s text:c="4"/></text:span></text:p>
      <text:p text:style-name="P35"><text:span text:style-name="T29"/></text:p>
      <text:p text:style-name="P37"><text:tab/><text:tab/><text:tab/>功能4：解冻 <text:s text:c="2"/>选中一条记录，点击解冻按钮 <text:s text:c="3"/><text:span text:style-name="T33">timeset/v1/thaw</text:span></text:p>
      <text:p text:style-name="P37"><text:tab/><text:tab/><text:tab/><text:tab/><text:tab/><text:bookmark-start text:name="__DdeLink__332_1993098745"/><text:span text:style-name="T33">设置人，必传</text:span></text:p>
      <text:p text:style-name="P37"><text:span text:style-name="T33"><text:tab/><text:tab/><text:tab/><text:tab/><text:tab/></text:span><text:span text:style-name="T26">权限，必传 </text:span><text:bookmark-end text:name="__DdeLink__332_1993098745"/><text:span text:style-name="T26"><text:s text:c="4"/></text:span></text:p>
      <text:p text:style-name="P37"><text:span text:style-name="T26"/></text:p>
      <text:p text:style-name="P38"><text:span text:style-name="T30"><text:tab/><text:tab/><text:tab/>功能5：</text:span><text:span text:style-name="T24">获取一个提醒间隔时间设置 <text:s text:c="4"/>timeset/v1/timeSet</text:span></text:p>
      <text:p text:style-name="P38"><text:span text:style-name="T24"><text:tab/><text:tab/><text:tab/><text:tab/><text:tab/></text:span><text:span text:style-name="T31">设置人，必传</text:span></text:p>
      <text:p text:style-name="P37"><text:span text:style-name="T25"><text:tab/><text:tab/><text:tab/><text:tab/><text:tab/>权限，必传 </text:span></text:p>
      <text:p text:style-name="P37"><text:span text:style-name="T25"/></text:p>
      <text:p text:style-name="P37"><text:span text:style-name="T25"/></text:p>
      <text:p text:style-name="P37"><text:span text:style-name="T25">权限</text:span></text:p>
      <text:p text:style-name="P37"><text:span text:style-name="T26"/></text:p>
      <text:p text:style-name="P37"><text:span text:style-name="T26"/></text:p>
      <text:p text:style-name="P6"/>
      <text:p text:style-name="P6"><text:tab/><text:tab/><text:tab/></text:p>
      <text:p text:style-name="P4"/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imHei" svg:font-family="SimHei"/>
    <style:font-face style:name="Source Code Pro" svg:font-family="'Source Code Pro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0:56:16.468707244</meta:creation-date>
    <dc:date>2017-08-12T16:51:31.850852383</dc:date>
    <meta:editing-duration>PT9H2M37S</meta:editing-duration>
    <meta:editing-cycles>56</meta:editing-cycles>
    <meta:generator>LibreOffice/5.1.6.2.0$Linux_X86_64 LibreOffice_project/10$Build-2</meta:generator>
    <meta:document-statistic meta:table-count="0" meta:image-count="0" meta:object-count="0" meta:page-count="3" meta:paragraph-count="141" meta:word-count="1314" meta:character-count="2739" meta:non-whitespace-character-count="2013"/>
  </office:meta>
</office:document-meta>
</file>